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1.39mm"/>
    </style:style>
    <style:style style:name="co2" style:family="table-column">
      <style:table-column-properties fo:break-before="auto" style:column-width="65.86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Toto demo hry Magic Carpet 2 obsahuje hratelnou úroveň a dvě ukázky úrovní. Bullfrog doufá, že se vám tato ukázka pokračování ohromující hry z roku 1994 zalíbí. S celou řadou nových funkcí je Magic Carpet 2 rychlejší, tmavší ... a krevnější. S 25 akčními úrovněmi má Magic Carpet 2 mnoho nových tvorů a kouzel, z nichž některé jsou k vidění v této ukázce. Plus Magic Carpet 2 bude mít cenu středně velké hry. Magic Carpet 2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Pokud zemřeš a postavil sis hrad, můžeš se v něm oživit, jinak bude tvá smrt znamenat definitivní konec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Přepnou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Upravit jas</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it velikost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uvězněný v zemi Netherworlds, a zdejší vládce démonů zjistí,</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že nejsi místní, měl bys odsud zmizet dřív,</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se staneš další trofejí v jeho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jsem svobodný! Nastal čas trochu postrašit smrtelníky!</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kouzelnického umění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e! Jste tu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Vidím, že jsi potka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Prozkoumej svět Podsvětí, a nauč se nová kouzla. Začni s návštěvou starobylého města Jahwl."</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Ještě než Vissuluth vládl říši Netherworlds, kralovala ostrovu Kopahk mocná čarodějnice Payahandra. Dostaň se na něj a hledej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Nyphur je Měnič, posílám tě do jeho doupěte, najít zdroj jeho moci. Varuji tě, své královsví ti nedá zadarmo."</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Dar od bohů! Bohužel, spadl poblíž pavoučí říše ..."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yvrhel Nyphur válčí s Rahnem Ničitelem ve vnějším podzemí T'Klomu. A bude válčit, dokud nevyhraje."</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Mnoho dobrodruhů před tebou vstoupilo do Labyrintů Ztracených Duší hledajíc sílu, o které se traduje, že leží v říši nemrtvých. Varuji tě, nikdo z nich se nikdy nevrátil."</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vnější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projdi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s i tajné bohad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alvne si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Vydej se přes Cymmerské moře, domov krutoryb. Dej si pozor na to,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e.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Vrať se co nejdřív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kud Vissuluth vybírá ty nejsilnější bytosti, které se připojují k jeho armádě.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Zjisti, odkud přicházejí troglodyty, a najdi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á Yragor, jeden z nejmocnějších čarodějníků, kteří slouží Pánu Démonů. Ale jeho protivník mu ukradl kouzlo k ovládání příšer. Zloděj sice zahynul, ale Yragore netuší, kam se kouzlem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Místní lidé nemůžou nikam utéct, ani se schovat. A Vissuluthova armáda je na cestě. Musíš těm civilistům pomoct."</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é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Leť na místo, kam ukazuje šipka."</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Leť podél cestičky až k patě věžičky, kde najdeš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Lučištníci, hlídající kouzelný svitek, se probudili. Zlikviduj je."</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Vybuduj silný hrad, který můžeš naplnit kouzelnou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Objevily se tu vražedné světlušky! Zneškodni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v bezpečí. Půjdem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Najdi mou značku. Je u ní kouzlo, vyhledávající nepřátele."</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Nyphur, služebník Pána Démonů, se tě pokusí zabít, ukaž mu, zač je toho loket!"</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čely, obtěžujíc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Rychle! Leť k troskám Payahandrovy věže."</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rova kouzla jsou schována uvnitř těchto kobek. Srovnej je se zemí."</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Až posbíráš kouzla jdi do portálu. Tvá práce je hotová."</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Pokud tu hordu koster nezničíš, budou lidé z Nyphurovy říše budou odsouzeni k tomu, aby doplnily jeho armádu nemrtvých."</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Poraž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se odhalí jen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Rychle, můj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Zlikviduj to zlo!"</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seber tajemství Měnič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ajdi spadlou hvězdu."</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Nastal čas zaútočit na pavouky. Pozor na jejich pavučiny."</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áší ovoce, Leť k portálu. Musíme pokračovat.“</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Braň se proti Nyphurovi."</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Doufám, že jsi stále odhodlaný přemoci Vissuluthovy. Chystají se ti pomstít."</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u příšeru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přilákal trošk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Ta jeskyně určitě má někde východ. Najdi skrytou značku."</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bojuj jak démon sám."</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z tohoto pustého místa odejít."</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á znamení. Budu tě vést."</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Nebylo to nakonec moc těžké?"</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to tajnou trasu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dává dohromady armádu ďáblů? Můžeš mu jeho plán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ové stavbou těch struktur zablokovali portál na Černé planiny. Znič je."</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Teď se můžeš vrátit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Magickou Věž, uvnitř leží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opustit tento svě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ty potvory jsou mrtvé.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u zde má své kasárny. Odsud se vydává do hor."</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Konečně se objeví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Vskutku, zaujal si bohy."</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mu znamení.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ábl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Byla byla prospěšná část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propojené navzájem. Najdi způsob, jak je prolít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Vaše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začíná v bitvě ztrácet, jeho mana ti snad je nadosah."</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hledného, je pohromou vnější části světa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nejúžasnější kouzelnické kousky, jak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odsoudíme k zániku i ty ve tvém světě."</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tento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tu základnu, ať se dostaneme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chrání hlídka stráží."</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Pár kamenů pro tebe."</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Ponechejme trosky Darkovy na pokoji."</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zlosyn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Misi ve jménu dobra už brzy dokončím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Wyverna se blíží!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Wyvernou, příkal jeho kamarády. Buď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nařiď Wywernám, ať zaútočí na Yragorův hrad!"</text:p>
          </table:table-cell>
          <table:table-cell office:value-type="float" office:value="129" calcext:value-type="float">
            <text:p>129</text:p>
          </table:table-cell>
          <table:table-cell/>
        </table:table-row>
        <table:table-row table:style-name="ro1">
          <table:table-cell office:value-type="string" calcext:value-type="string">
            <text:p>"Your foe surely fears you now."</text:p>
          </table:table-cell>
          <table:table-cell office:value-type="string" calcext:value-type="string">
            <text:p>"Tvůj sok začíná mít strach."</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je u konce! Gratuluji k úspěchu,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Konečně jsi výhrál!"</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Ochraň ty lidi. Zbav tuto říši zrůdných potvor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On vyvolal Hydru! Znič to zvíře, než zažehne problémy v celé říši."</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jich tu teď, ke konci našeho dobrodružství, budeme potkávat a zabíjet mnohem víc."</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Tahle jeskyně je ale zamořená! Udělej z ní troglodytů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Teď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na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čisti tu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věřících,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Poruč své únavě, ať tě ještě na chvíli nechá být. Tvůj úkol je skoro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oje schopnost sesílání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ZNAČKOVAČ</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AT ARMÁDU</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udký Oheň</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Značkovač many</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ovač many</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Zamykač many</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ý hrad</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ý hrad</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Wyvern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ení</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Obvaz</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Znovuzroz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Ochrana</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Zakryt</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Ští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Bouřka</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ytí</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SuperOdraz</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office:value-type="string" calcext:value-type="string">
            <text:p>Meteor II</text:p>
          </table:table-cell>
          <table:table-cell office:value-type="string" calcext:value-type="string">
            <text:p>SuperMeteor</text:p>
          </table:table-cell>
          <table:table-cell office:value-type="float" office:value="215" calcext:value-type="float">
            <text:p>215</text:p>
          </table:table-cell>
          <table:table-cell/>
        </table:table-row>
        <table:table-row table:style-name="ro1">
          <table:table-cell office:value-type="string" calcext:value-type="string">
            <text:p>Meteor III</text:p>
          </table:table-cell>
          <table:table-cell office:value-type="string" calcext:value-type="string">
            <text:p>MegaMeteor</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office:value-type="string" calcext:value-type="string">
            <text:p>Teleport II</text:p>
          </table:table-cell>
          <table:table-cell office:value-type="string" calcext:value-type="string">
            <text:p>SuperTeleport</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Skryté znače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Skryt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Odkrytí neviditelných</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Odkrytí všeho</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Zcizení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Krádež many</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loupení</text:p>
          </table:table-cell>
          <table:table-cell office:value-type="float" office:value="228" calcext:value-type="float">
            <text:p>228</text:p>
          </table:table-cell>
          <table:table-cell/>
        </table:table-row>
        <table:table-row table:style-name="ro1">
          <table:table-cell office:value-type="string" calcext:value-type="string">
            <text:p>Duel</text:p>
          </table:table-cell>
          <table:table-cell office:value-type="string" calcext:value-type="string">
            <text:p>Souboj</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Sát Život</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SuperOtřes</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MegaOtřes</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SuperKráter</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MegaKráter</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SuperZemětřesení</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MegaZemětřesení</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uperSopka</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MegaSopka</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Roj Včel</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Roj Světlušek</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Roj Cymmerianů</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Roj Wyvern</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uperStudna</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MegaStudna</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Vír</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Tornádo</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Uragán</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Žhnoucí Oheň</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Jiskřivý Oheň</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SuperMina</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egaMina</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SuperAliance</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MegaAliance</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hlubeň</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Propad</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Zřícení</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běží Wywern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ni tlačítko "O" pro zobrazení aktuálního úkolu</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Tyto 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na velkou mapu</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Jsi vážně zraněný, na chvíli uteč</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Značkovač</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Pomocí kouzla Ohnivá koule budeš bojovat</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Pomocí kouzla Značkovač získáš další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mocí šipek se pohybuješ</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Pomocí myši se rozhlížíš</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byl napaden</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tak blízko stěnám</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Použitím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nutím tlačí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Ulov tyto zvířata a získej z nich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to kouzlo tím, že nad ním pře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ením budov, získáš další kouzelnou manu</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U tohoto kamene se ti obnoví život</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Toto je tvůj balón, který shromažďuje teb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Toto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Toto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Toto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Toto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Aktuální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Stav tvého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ana obsažená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tvých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Stav tvých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více many</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Množství tvého života</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Množství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K seslání kouzla ti chybí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Vybraná 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ní body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k many k seslání</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Získané úrovně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ůj současný úkol je nashromáždit dostatek many</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ůj současný úkol je zničit budovu</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ůj současný úkol je zničit budovy</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ůj současný úkol je zneškodnění nepřátele</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ůj současný úkol je zneškodnění nepřátel</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ůj současný úkol je zabít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ůj současný úkol je zabití protihráče</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ůj současný úkol je let na označené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Měl bys letět k portálu</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Doleť na toto místo</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Vydej se k portálu</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mu hráči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Množství many současného kouzla</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úmr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áznutí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áznutí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Rozmáznutí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Jména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Splnil Jsi Všechny Úkol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Nyní se vydej k portálu.</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normální rychlost hry</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malé zrychlení hry</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velké zrychlení hry</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Potvor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Byla nalezena kouzla</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Čas Přijat</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Nápověda Zapnuta</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Nápověda Vypnuta</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Zobrazovat Jména Hráčů</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Nezobrazovat Jména Hráčů</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volit Si Jméno</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at Hráčské Jméno:</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čís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Hra Pozastavena!</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Nastavení</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Úkol Splněn.</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Všechny úkoly splněn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Zobrazit Mapu</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výběr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Vybrat předchozí kouzlo</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Vybrat následující kouzlo</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štění hry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ní relace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ybrat další postavu</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ybrat předchozí postavu</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ybrat úroveň pro hru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Nastavení joysticku</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Nastavení typu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ace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0">00.00.0000</text:date>, <text:time style:data-style-name="N2" text:time-value="19:31:45.018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1.2$Windows_X86_64 LibreOffice_project/7bcb35dc3024a62dea0caee87020152d1ee96e71</meta:generator>
    <dc:date>2019-03-20T19:36:30.689000000</dc:date>
    <meta:editing-duration>PT22H44M52S</meta:editing-duration>
    <meta:editing-cycles>53</meta:editing-cycles>
    <meta:document-statistic meta:table-count="1" meta:cell-count="1531" meta:object-count="0"/>
  </office:meta>
</office:document-meta>
</file>